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56</text:p>
          </table:table-cell>
          <table:table-cell table:style-name="ce1" table:formula="of:=(220*720)/(220+720)" office:value-type="float" office:value="168.510638297872" calcext:value-type="float">
            <text:p>168.51</text:p>
          </table:table-cell>
        </table:table-row>
        <table:table-row table:style-name="ro1">
          <table:table-cell office:value-type="string" calcext:value-type="string">
            <text:p>R78</text:p>
          </table:table-cell>
          <table:table-cell table:formula="of:=260+180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formula="of:=(450*810)/(450+810+190)" office:value-type="float" office:value="251.379310344828" calcext:value-type="float">
            <text:p>251.37931034482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table:formula="of:=(450*190)/(450+810+190)" office:value-type="float" office:value="58.9655172413793" calcext:value-type="float">
            <text:p>58.9655172413793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table:formula="of:=(810*190)/(450+810+190)" office:value-type="float" office:value="106.137931034483" calcext:value-type="float">
            <text:p>106.137931034483</text:p>
          </table:table-cell>
        </table:table-row>
        <table:table-row table:style-name="ro1">
          <table:table-cell office:value-type="string" calcext:value-type="string">
            <text:p>RC4</text:p>
          </table:table-cell>
          <table:table-cell table:formula="of:=[.B7]+220" office:value-type="float" office:value="326.137931034483" calcext:value-type="float">
            <text:p>326.137931034483</text:p>
          </table:table-cell>
        </table:table-row>
        <table:table-row table:style-name="ro1">
          <table:table-cell office:value-type="string" calcext:value-type="string">
            <text:p>RB56</text:p>
          </table:table-cell>
          <table:table-cell table:formula="of:=[.B6]+[.B3]" office:value-type="float" office:value="227.476155539251" calcext:value-type="float">
            <text:p>227.476155539251</text:p>
          </table:table-cell>
        </table:table-row>
        <table:table-row table:style-name="ro1">
          <table:table-cell office:value-type="string" calcext:value-type="string">
            <text:p>RBC456</text:p>
          </table:table-cell>
          <table:table-cell table:formula="of:=([.B9]*[.B8])/([.B8]+[.B9])" office:value-type="float" office:value="134.007794466351" calcext:value-type="float">
            <text:p>134.007794466351</text:p>
          </table:table-cell>
        </table:table-row>
        <table:table-row table:style-name="ro1">
          <table:table-cell office:value-type="string" calcext:value-type="string">
            <text:p>REKV</text:p>
          </table:table-cell>
          <table:table-cell table:formula="of:=[.B5]+[.B10]+[.B4]" office:value-type="float" office:value="825.387104811179" calcext:value-type="float">
            <text:p>825.3871048111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180/[.B11]" office:value-type="float" office:value="0.218079491369299" calcext:value-type="float">
            <text:p>0.218079491369299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formula="of:=[.B5]*[.B13]" office:value-type="float" office:value="54.8206721407651" calcext:value-type="float">
            <text:p>54.8206721407651</text:p>
          </table:table-cell>
        </table:table-row>
        <table:table-row table:style-name="ro1">
          <table:table-cell office:value-type="string" calcext:value-type="string">
            <text:p>URBC456</text:p>
          </table:table-cell>
          <table:table-cell table:formula="of:=[.B10]*[.B13]" office:value-type="float" office:value="29.2243516567434" calcext:value-type="float">
            <text:p>29.2243516567434</text:p>
          </table:table-cell>
        </table:table-row>
        <table:table-row table:style-name="ro1">
          <table:table-cell office:value-type="string" calcext:value-type="string">
            <text:p>UR78</text:p>
          </table:table-cell>
          <table:table-cell table:formula="of:=[.B4]*[.B13]" office:value-type="float" office:value="95.9549762024915" calcext:value-type="float">
            <text:p>95.954976202491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Ucheck</text:p>
          </table:table-cell>
          <table:table-cell table:formula="of:=[.B14]+[.B15]+[.B16]-180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RA</text:p>
          </table:table-cell>
          <table:table-cell table:formula="of:=[.B14]/[.B5]" office:value-type="float" office:value="0.218079491369299" calcext:value-type="float">
            <text:p>0.21807949136929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formula="of:=(450*810)/(450+810+190)" office:value-type="float" office:value="251.379310344828" calcext:value-type="float">
            <text:p>251.3793103448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RC4</text:p>
          </table:table-cell>
          <table:table-cell table:formula="of:=[.B15]/[.B8]" office:value-type="float" office:value="0.0896073374968871" calcext:value-type="float">
            <text:p>0.0896073374968871</text:p>
          </table:table-cell>
        </table:table-row>
        <table:table-row table:style-name="ro1">
          <table:table-cell office:value-type="string" calcext:value-type="string">
            <text:p>IRB56</text:p>
          </table:table-cell>
          <table:table-cell table:formula="of:=[.B15]/[.B9]" office:value-type="float" office:value="0.128472153872412" calcext:value-type="float">
            <text:p>0.1284721538724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R2</text:p>
          </table:table-cell>
          <table:table-cell table:formula="of:=[.B14]/810" office:value-type="float" office:value="0.0676798421490928" calcext:value-type="float">
            <text:p>0.0676798421490928</text:p>
          </table:table-cell>
        </table:table-row>
        <table:table-row table:style-name="ro1">
          <table:table-cell office:value-type="string" calcext:value-type="string">
            <text:p>UR2</text:p>
          </table:table-cell>
          <table:table-cell table:formula="of:=[.B23]*810" office:value-type="float" office:value="176.644388009132" calcext:value-type="float">
            <text:p>176.644388009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0:55:35.525592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0:56:08.351724728</meta:creation-date>
    <dc:date>2023-10-15T13:25:28.319313226</dc:date>
    <meta:editing-duration>PT3H41M34S</meta:editing-duration>
    <meta:editing-cycles>6</meta:editing-cycles>
    <meta:generator>LibreOffice/7.5.6.2$Linux_X86_64 LibreOffice_project/50$Build-2</meta:generator>
    <meta:document-statistic meta:table-count="1" meta:cell-count="40" meta:object-count="0"/>
  </office:meta>
</office:document-meta>
</file>